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a28e5" officeooo:paragraph-rsid="000a28e5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0c0c08"/>
    </style:style>
    <style:style style:name="P4" style:family="paragraph" style:parent-style-name="Text_20_body">
      <style:text-properties style:font-name="Liberation Serif"/>
    </style:style>
    <style:style style:name="P5" style:family="paragraph" style:parent-style-name="normal">
      <style:paragraph-properties fo:text-align="justify" style:justify-single-word="false"/>
      <style:text-properties officeooo:rsid="000a28e5" officeooo:paragraph-rsid="000a28e5"/>
    </style:style>
    <style:style style:name="P6" style:family="paragraph" style:parent-style-name="normal">
      <style:paragraph-properties fo:text-align="justify" style:justify-single-word="false"/>
      <style:text-properties style:font-name="Liberation Serif" fo:font-weight="normal" officeooo:rsid="000a28e5" officeooo:paragraph-rsid="000a28e5" style:font-weight-asian="normal" style:font-weight-complex="normal"/>
    </style:style>
    <style:style style:name="P7" style:family="paragraph" style:parent-style-name="normal" style:master-page-name="Standard">
      <style:paragraph-properties fo:text-align="justify" style:justify-single-word="false" style:page-number="1"/>
      <style:text-properties style:font-name="Liberation Serif"/>
    </style:style>
    <style:style style:name="P8" style:family="paragraph" style:parent-style-name="normal">
      <style:paragraph-properties fo:text-align="justify" style:justify-single-word="false"/>
      <style:text-properties style:font-name="Liberation Serif"/>
    </style:style>
    <style:style style:name="P9" style:family="paragraph" style:parent-style-name="normal">
      <style:paragraph-properties fo:text-align="justify" style:justify-single-word="false"/>
      <style:text-properties style:font-name="Liberation Serif" officeooo:rsid="000c5673" officeooo:paragraph-rsid="000c5673"/>
    </style:style>
    <style:style style:name="T1" style:family="text">
      <style:text-properties fo:font-weight="normal" officeooo:rsid="000c0c08" style:font-weight-asian="normal" style:font-weight-complex="normal"/>
    </style:style>
    <style:style style:name="T2" style:family="text">
      <style:text-properties style:font-name="Liberation Serif" fo:font-weight="normal" style:font-weight-asian="normal" style:font-weight-complex="normal"/>
    </style:style>
    <style:style style:name="T3" style:family="text">
      <style:text-properties style:font-name="Liberation Serif" fo:font-weight="normal" officeooo:rsid="000c0c0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Zakaria makhlouf </text:p>
      <text:p text:style-name="P8"/>
      <text:p text:style-name="P8">Texte 1 :</text:p>
      <text:p text:style-name="P8"/>
      <text:p text:style-name="P3"><text:span text:style-name="Strong_20_Emphasis"><text:span text:style-name="T3">Mon premier souvenir en rapport avec l’écriture remonte à mon plus jeune âge, avec les jeux du type « mots croisés ». J’ai toujours trouvé l’écriture comme le reflet du fond de notre pensée, c’est comme si nous pouvions libérer notre esprit. L’écriture, c’est comme si on s’extériorisait : nous pouvons nous exprimer sans que ce soit un effort face à notre environnement. On peut exprimer nos sentiments, nos émotions, nos souvenirs et nos connaissances.</text:span></text:span></text:p>
      <text:p text:style-name="P4">La communication orale n’est pas identique à celle de l’écriture, car en écrivant, on mobilise du matériel, de notre personne, et on donne de l’importance à ce qui est transmis. Alors que la parole, elle est plus volatile et ne reste pas ancrée, comparée à l’écriture qui perdure et peut être conservée selon le support utilisé.</text:p>
      <text:p text:style-name="P4">L’écriture est toujours liée à la spiritualité. Elle permet de se découvrir et de prendre du temps pour soi. Le temps consacré à l’écriture, c’est du temps gagné sur soi.</text:p>
      <text:p text:style-name="P4">L’écriture nous enseigne la structure des idées, la pertinence de nos savoirs, c’est-à-dire écrire seulement ce qui est utile. Ça demande une certaine rigueur. Autrement dit, l’écriture nous forme.</text:p>
      <text:p text:style-name="P3"><text:span text:style-name="Strong_20_Emphasis"><text:span text:style-name="T3"/></text:span></text:p>
      <text:p text:style-name="P8"/>
      <text:p text:style-name="P8"/>
      <text:p text:style-name="P8">Texte 2:</text:p>
      <text:p text:style-name="P8"/>
      <text:p text:style-name="P8"/>
      <text:p text:style-name="P9">Je vais vous raconter de la plus haute, la plus extreme , la plus grande </text:p>
      <text:p text:style-name="P8"/>
      <text:p text:style-name="P5">Texte 3 : </text:p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T2">Un mot que je n’apprécie vraiment pas, c’est </text:span><text:span text:style-name="Strong_20_Emphasis"><text:span text:style-name="T2">“singe”</text:span></text:span><text:span text:style-name="T2">, car il est souvent utilisé de manière moqueuse pour désigner quelqu’un de gênant ou de perdu, un peu </text:span><text:span text:style-name="Emphasis"><text:span text:style-name="T2">à côté de ses pompes</text:span></text:span><text:span text:style-name="T2">. Bien loin de l’animal agile et malin qu’il désigne en réalité, ce terme devient dans le langage courant une façon détournée de dire : </text:span><text:span text:style-name="Emphasis"><text:span text:style-name="T2">“Tu fais honte, arrête-toi là.”</text:span></text:span><text:span text:style-name="T2"> Autrement dit, on te colle l’étiquette du </text:span><text:span text:style-name="Emphasis"><text:span text:style-name="T2">roi des singes</text:span></text:span><text:span text:style-name="T2">, non pas pour te faire un compliment, mais pour te faire comprendre que tu as totalement </text:span><text:span text:style-name="Emphasis"><text:span text:style-name="T2">raté le coche</text:span></text:span><text:span text:style-name="T2">.</text:span></text:p>
      <text:p text:style-name="P2"><text:span text:style-name="T2">Quand quelqu’un tente de faire une blague et qu’on lui lance un </text:span><text:span text:style-name="Emphasis"><text:span text:style-name="T2">“t’es un singe toi”</text:span></text:span><text:span text:style-name="T2">, ce n’est pas pour saluer son humour, bien au contraire. C’est une manière ironique de lui dire qu’il ferait mieux de rester discret, qu’il est en train de </text:span><text:span text:style-name="Emphasis"><text:span text:style-name="T2">se ridiculiser en beauté</text:span></text:span><text:span text:style-name="T2">. Dans ces moments-là, on ne rit pas avec lui, on rit </text:span><text:span text:style-name="Emphasis"><text:span text:style-name="T2">de lui</text:span></text:span><text:span text:style-name="T2">, ce qui n’est pas du tout la même chose.</text:span></text:p>
      <text:p text:style-name="P2"><text:span text:style-name="T2">Le mot “singe” devient alors une vraie </text:span><text:span text:style-name="Emphasis"><text:span text:style-name="T2">fausse bonne idée</text:span></text:span><text:span text:style-name="T2"> : on croit faire rire, mais on finit </text:span><text:span text:style-name="Emphasis"><text:span text:style-name="T2">la risée du groupe</text:span></text:span><text:span text:style-name="T2">. On cherche à briller, et on se retrouve à </text:span><text:span text:style-name="Emphasis"><text:span text:style-name="T2">tomber dans le panneau</text:span></text:span><text:span text:style-name="T2"> du malaise collectif. C’est un mot qui, sous des airs anodins, peut devenir une véritable pique déguisée, une </text:span><text:span text:style-name="Emphasis"><text:span text:style-name="T2">claque sans les mains</text:span></text:span><text:span text:style-name="T2">.</text:span></text:p>
      <text:p text:style-name="P2"><text:soft-page-break/><text:span text:style-name="T2">En somme, derrière son apparence inoffensive, ce mot peut faire beaucoup de mal. Il montre à quel point certaines expressions peuvent </text:span><text:span text:style-name="Emphasis"><text:span text:style-name="T2">faire mouche</text:span></text:span><text:span text:style-name="T2"> sans qu’on s’en rende compte, et pourquoi il faut parfois tourner sept fois sa langue dans sa bouche avant de parler.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13T15:26:54.584903691</dc:date>
    <meta:editing-duration>PT8M7S</meta:editing-duration>
    <meta:editing-cycles>1</meta:editing-cycles>
    <meta:document-statistic meta:table-count="0" meta:image-count="0" meta:object-count="0" meta:page-count="2" meta:paragraph-count="13" meta:word-count="476" meta:character-count="2709" meta:non-whitespace-character-count="2243"/>
    <meta:generator>LibreOffice/24.2.7.2$Linux_X86_64 LibreOffice_project/420$Build-2</meta:generator>
  </office:meta>
</office:document-meta>
</file>